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f9d4" officeooo:paragraph-rsid="0008f9d4"/>
    </style:style>
    <style:style style:name="P2" style:family="paragraph" style:parent-style-name="Preformatted_20_Text">
      <style:text-properties officeooo:rsid="0008f9d4" officeooo:paragraph-rsid="0008f9d4"/>
    </style:style>
    <style:style style:name="P3" style:family="paragraph" style:parent-style-name="Standard">
      <style:text-properties officeooo:rsid="0008f9d4" officeooo:paragraph-rsid="0008f9d4"/>
    </style:style>
    <style:style style:name="P4" style:family="paragraph" style:parent-style-name="Standard">
      <style:text-properties officeooo:rsid="000b69bc" officeooo:paragraph-rsid="000b6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<text:a xlink:type="simple" xlink:href="mailto:pi@192.168.43.91" text:style-name="Internet_20_link" text:visited-style-name="Visited_20_Internet_20_Link">pi@192.168.43.91</text:a></text:p>
      <text:p text:style-name="P1">sudo chmod 666 /dev/ttyUSB0</text:p>
      <text:p text:style-name="P1">roslaunch modudculab_ros ctrl_traj_test.launch <text:line-break/></text:p>
      <text:p text:style-name="P1">cd ros_catkin_ws/devel</text:p>
      <text:p text:style-name="P1">source setup.bash</text:p>
      <text:p text:style-name="P1"/>
      <text:p text:style-name="P1"/>
      <text:p text:style-name="P2"><text:span text:style-name="Source_20_Text">fcu_url:="udp://:14540@192.168.1.36:14557"</text:span></text:p>
      <text:p text:style-name="P1"/>
      <text:p text:style-name="P1"/>
      <text:p text:style-name="P4">cd ~/catkin_ws/src/Firmware</text:p>
      <text:p text:style-name="P4">make posix_sitl_default gazebo</text:p>
      <text:p text:style-name="P4">roslaunch mavros px4.launch fcu_url:="udp://:<text:a xlink:type="simple" xlink:href="mailto:14540@192.168.0.103" text:style-name="Internet_20_link" text:visited-style-name="Visited_20_Internet_20_Link">14540@192.168.0.103</text:a>:14557"</text:p>
      <text:p text:style-name="P4">python gps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6:08:56.668746553</meta:creation-date>
    <dc:date>2018-11-21T04:12:55.283301715</dc:date>
    <meta:editing-duration>PT8H45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5" meta:character-count="317" meta:non-whitespace-character-count="300"/>
  </office:meta>
</office:document-meta>
</file>